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SD Gothic Neo" svg:font-family="Apple SD Gothic Ne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Apple SD Gothic Neo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한성대학교</text:p>
      <text:p text:style-name="P1">컴퓨터공학부</text:p>
      <text:p text:style-name="P1">임여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5</meta:generator>
  </office:meta>
</office:document-meta>
</file>